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9953333333333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3.13266666666667cm" style:use-optimal-column-width="true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moodle_02_03-06-17-16</text:p>
          </table:table-cell>
          <table:table-cell office:value-type="string" table:style-name="ce1">
            <text:p>polinomio interpolador de newton lagrange pregunta teori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linomio interpolador de newton teoria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gla del trapecio compuesta datos tabulados completo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gla de simpson compuesta datos tabulados complet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02_02-06-13-21</text:p>
          </table:table-cell>
          <table:table-cell office:value-type="string" table:style-name="ce1">
            <text:p>ecuaciones intervalos funcion line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llenar valores metodo de romber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rapecio compuesto para una funcion a trozos o intervalo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linomio interpolador para datos tabulados complet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 02-02_06-16-37</text:p>
          </table:table-cell>
          <table:table-cell office:value-type="string" table:style-name="ce1">
            <text:p>Polinomio de lagrange para un valor exacto</text:p>
          </table:table-cell>
          <table:table-cell office:value-type="string" table:style-name="ce1">
            <text:p>cambiar la formula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ellenar valores metodo de romber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etodo de newton pregunta teori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gla del trapecio compuesta datos tabulados completos</text:p>
          </table:table-cell>
          <table:table-cell office:value-type="string" table:style-name="ce1">
            <text:p>cambiar formul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2-06-15-11</text:p>
          </table:table-cell>
          <table:table-cell office:value-type="string" table:style-name="ce1">
            <text:p>diferencia divididas de newton rellenar valor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impson compuesto para una funcion a trozos o interval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uncion lineal a trozos o interval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gla del trapecio compuesta datos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5-06-12-22</text:p>
          </table:table-cell>
          <table:table-cell office:value-type="string" table:style-name="ce1">
            <text:p>factorizacion doolittle a 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torizacion crout valore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teracion gauss seide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5-06-12-53</text:p>
          </table:table-cell>
          <table:table-cell office:value-type="string" table:style-name="ce1">
            <text:p>teoria descomposicion LU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torizacion doolittle a 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teracion jacob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5-06-20-39</text:p>
          </table:table-cell>
          <table:table-cell office:value-type="string" table:style-name="ce1">
            <text:p>factorizacion doolittle a b</text:p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office:value-type="string" table:style-name="ce1">
            <text:p>teoria descomposicion L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5-06-21-03</text:p>
          </table:table-cell>
          <table:table-cell office:value-type="string" table:style-name="ce1">
            <text:p>factorizacion crout valore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torizacion doolittle a 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teracion gauss seide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5-06-21-31</text:p>
          </table:table-cell>
          <table:table-cell office:value-type="string" table:style-name="ce1">
            <text:p>factorizacion doolittle a 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torizacion crout valore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teracion jacob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01_05-06-22-19</text:p>
          </table:table-cell>
          <table:table-cell office:value-type="string" table:style-name="ce1">
            <text:p>factorizacion crout valore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torizacion doolittle a 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teracion jacobi norma infinit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5-06-22-47</text:p>
          </table:table-cell>
          <table:table-cell office:value-type="string" table:style-name="ce1">
            <text:p>factorizacion crout valore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torizacion crout valore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nvergencia gauss siede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1-06-11-08</text:p>
          </table:table-cell>
          <table:table-cell office:value-type="string" table:style-name="ce1">
            <text:p>polinomio de lagrange err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llenar valores metodo de romber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gla del trapecio compuesta datos tabulado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uncion lineal a trozos o interval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2-06-16-35</text:p>
          </table:table-cell>
          <table:table-cell office:value-type="string" table:style-name="ce1">
            <text:p>polinomio intepolador de lagrange punto exac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mpson compuesto tabulados incompletos en 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mpson compuesto para una funcion con subinterval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terminante de vandermond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2-06-16-52</text:p>
          </table:table-cell>
          <table:table-cell office:value-type="string" table:style-name="ce1">
            <text:p>polinomio intepolador de lagrange punto exac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todo de romberg rellenar val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oria metodo de newton interpolac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gla del trapecio compuesta datos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3-06-13-00</text:p>
          </table:table-cell>
          <table:table-cell office:value-type="string" table:style-name="ce1">
            <text:p>polinomio interpolad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mpson compuesto tabulado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todo de romberg rellenar val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do del polinomio de lagrang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3-06-13-54</text:p>
          </table:table-cell>
          <table:table-cell office:value-type="string" table:style-name="ce1">
            <text:p>trapecio compuesto tabulados incompletos en 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eficiente del grado maximodel polinomio interpolad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oria polinomios que pasan por esos pun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pecio compuesto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03-06-17-16</text:p>
          </table:table-cell>
          <table:table-cell office:value-type="string" table:style-name="ce1">
            <text:p>teoria polinomio interpolador de newton lagran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oria polinomio interpolador de newt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pecio compuesto tabulado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mpson compuesto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2_31-05-19-00</text:p>
          </table:table-cell>
          <table:table-cell office:value-type="string" table:style-name="ce1">
            <text:p>simpson compuesto tabulado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o de los Li <text:s/>polinomio interpolador de lagran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ferencias divididas newt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rapecio compuesto tabulados incompletos en y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3-06-18-57</text:p>
          </table:table-cell>
          <table:table-cell office:value-type="string" table:style-name="ce1">
            <text:p>polinomio de regresion tabulados incompletos en y</text:p>
          </table:table-cell>
          <table:table-cell office:value-type="string" table:style-name="ce1">
            <text:p>cambiar funcione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eficientes de ecuaciones normal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s de tratamientos</text:p>
          </table:table-cell>
          <table:table-cell office:value-type="string" table:style-name="ce1">
            <text:p>cambiar funcione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viacion tipica tabulad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3-06-19-31</text:p>
          </table:table-cell>
          <table:table-cell office:value-type="string" table:style-name="ce1">
            <text:p>ecuaciones normales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eficienes de la recta de regres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eficienes de la recta de regresion pendien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varianz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4-06-09-41</text:p>
          </table:table-cell>
          <table:table-cell office:value-type="string" table:style-name="ce1">
            <text:p>ecuaciones normales tabulados incompletos en 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cuaciones normales tabulados completo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s de tratamiento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cta de regresion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04-06-11-24</text:p>
          </table:table-cell>
          <table:table-cell office:value-type="string" table:style-name="ce1">
            <text:p>ecuaciones normales tabulado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cuaciones normales tabulados completos corche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eficiente de derterminac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rror estanda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4-06-11-48</text:p>
          </table:table-cell>
          <table:table-cell office:value-type="string" table:style-name="ce1">
            <text:p>coeficientes del polinomio de regres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eficientes de la recta de regres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cta de regresion cuando x valga tabulados comple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ndencia a subir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4-06-12-15</text:p>
          </table:table-cell>
          <table:table-cell office:value-type="string" table:style-name="ce1">
            <text:p>ecuaciones normal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cuaciones normales corche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s de tratamien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ndencia a subir tabulados comple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4-06-13-05</text:p>
          </table:table-cell>
          <table:table-cell office:value-type="string" table:style-name="ce1">
            <text:p>ecuaciones normal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cuaciones normales tabulados incompletos en 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s de tratamiento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cta de regres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3_04-06-13-18</text:p>
          </table:table-cell>
          <table:table-cell office:value-type="string" table:style-name="ce1">
            <text:p>coeficientes del polinomio de regres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cuaciones normales tabulados completo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varianz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cta de regresion cuando x valga tabulados complet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odle_1_07-06-21-57</text:p>
          </table:table-cell>
          <table:table-cell office:value-type="string" table:style-name="ce1">
            <text:p>convergencia D N jacobi</text:p>
          </table:table-cell>
          <table:table-cell office:value-type="string" table:style-name="ce1">
            <text:p><text:s/>revisar pagina de pdf<text:s/></text:p>
          </table:table-cell>
          <table:table-cell table:number-columns-repeated="16381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alan david coila bustinza</meta:initial-creator>
    <dc:creator>alan david coila bustinza</dc:creator>
    <meta:creation-date>2022-06-07T17:21:44Z</meta:creation-date>
    <dc:date>2022-06-08T08:04:12Z</dc:date>
  </office:meta>
</office:document-meta>
</file>